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0835in"/>
    </style:style>
    <style:style style:name="co23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9"/>
        <table:table-column table:style-name="co21" table:default-cell-style-name="ce11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7" table:number-columns-repeated="995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style-name="ce23" office:value-type="string">
            <text:p>wkSn</text:p>
          </table:table-cell>
          <table:table-cell table:style-name="ce23" office:value-type="string">
            <text:p>postHit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4,4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carrot,1,1</text:p>
          </table:table-cell>
          <table:table-cell table:number-columns-repeated="2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unplug</text:p>
          </table:table-cell>
          <table:table-cell table:number-columns-repeated="995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21">
          <table:table-cell table:number-columns-repeated="10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0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1/01/2018</text:date>, <text:time>14:5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01T14:50:18.86</dc:date>
    <dc:creator>Seab Dinch</dc:creator>
    <meta:editing-duration>P5DT1H43M8S</meta:editing-duration>
    <meta:editing-cycles>220</meta:editing-cycles>
    <meta:generator>OpenOffice/4.1.2$Win32 OpenOffice.org_project/412m3$Build-9782</meta:generator>
    <meta:document-statistic meta:table-count="3" meta:cell-count="886" meta:object-count="0"/>
  </office:meta>
</office:document-meta>
</file>